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size="9pt" style:font-size-asian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­How many windows do I have to have open in order to make any</text:p>
      <text:p text:style-name="Standard">Passing</text:p>
      <text:p text:style-name="Standard"/>
      <text:p text:style-name="Standard">Marxist, <text:span text:style-name="T1">si marxisme = ..., alors je ne suis pas un</text:span>. <text:s/></text:p>
      <text:p text:style-name="Standard">Marr, David. <text:s/>Eeyen. </text:p>
      <text:p text:style-name="Standard"/>
      <text:p text:style-name="Standard">Arit<text:span text:style-name="T1">c</text:span>les; </text:p>
      <text:p text:style-name="Standard">Poem Begnning ‘The’ as pinned wriggle; </text:p>
      <text:p text:style-name="Standard"/>
      <text:p text:style-name="Standard">rickles stickles rictus wrinkled scrunch of ‘the’</text:p>
      <text:p text:style-name="Standard">white medullafoldiana </text:p>
      <text:p text:style-name="Standard"/>
      <text:p text:style-name="Standard">unfulfilled cateye leftunborn midwestern </text:p>
      <text:p text:style-name="Standard">step-great-grandmother</text:p>
      <text:p text:style-name="Standard"/>
      <text:p text:style-name="Standard">M is in Oman--[M’s update <text:s/>about Omanian Indian food] –</text:p>
      <text:p text:style-name="Standard">having flown into Dubai--[M’s pic of airport]</text:p>
      <text:p text:style-name="Standard"/>
      <text:p text:style-name="Standard">Lunch at Saravana Bhavan before he leaving </text:p>
      <text:p text:style-name="Standard">[no, at the place that’s now Tamil Nadu Bhavan alveolar “Tda<text:span text:style-name="T2">h</text:span>mil”],</text:p>
      <text:p text:style-name="Standard"><text:s/></text:p>
      <text:p text:style-name="Standard">reverse-engineering the braised cabbage with mustard seed, </text:p>
      <text:p text:style-name="Standard">and some Hasids came in, since it’s dairy,</text:p>
      <text:p text:style-name="Standard"/>
      <text:p text:style-name="Standard">Mildred's people and how dark they were Gwenne says </text:p>
      <text:p text:style-name="Standard">and all die Mandelaugen and how all the Russian </text:p>
      <text:p text:style-name="Standard"/>
      <text:p text:style-name="Standard">Jews were raped by Tartars and Mongols and Bashkirs 23 and me</text:p>
      <text:p text:style-name="Standard"><text:s/>“the chinkiness,” says the Princess, “is very strong,” </text:p>
      <text:p text:style-name="Standard"/>
      <text:p text:style-name="Standard">Published, like finch down, en deux, meaning that both files will, toward death, be forever</text:p>
      <text:p text:style-name="Standard">linked, </text:p>
      <text:p text:style-name="Standard"/>
      <text:p text:style-name="Standard">Like the horrid backing vocals on the fourth track of <text:span text:style-name="T1">Ys</text:span>, sounds like she replied </text:p>
      <text:p text:style-name="Standard">"suck my dick on a cherry stone," as if they're facing each other naked on a cherry stone</text:p>
      <text:p text:style-name="Standard"><text:s/></text:p>
      <text:p text:style-name="Standard">do you masturbate to vinyl exclusively, produce your own record cleaner, having drawn, </text:p>
      <text:p text:style-name="Standard">from the coal lumps, white drips that fall back and settle inside a clean behind.</text:p>
      <text:p text:style-name="Standard"/>
      <text:p text:style-name="Standard">Steve gives a cat toy to my heart.</text:p>
      <text:p text:style-name="Standard">Terence Stamp Terence Mallick, Terence nihil human alienum est. <text:s/></text:p>
      <text:p text:style-name="Standard"/>
      <text:p text:style-name="Standard">Or Kazars disproven are 'we' Kazars, and who Tankoos, Graecius, <text:s/></text:p>
      <text:p text:style-name="Standard">the pure sun who throws off, throws the giraffe in the liffey, protesting his innocence</text:p>
      <text:p text:style-name="Standard"/>
      <text:p text:style-name="Standard">And George Steiner talking about who, about the poems that might now, may now, might now,</text:p>
      <text:p text:style-name="Standard">might now not, may not now, now have, </text:p>
      <text:p text:style-name="Standard"/>
      <text:p text:style-name="Standard">Here's the humidifier, </text:p>
      <text:p text:style-name="Standard">itch on the supple skin of the hips,</text:p>
      <text:p text:style-name="Standard"/>
      <text:p text:style-name="Standard">Third wheel, fifth column,</text:p>
      <text:p text:style-name="Standard">bicycle, car, two triangles </text:p>
      <text:p text:style-name="Standard"/>
      <text:p text:style-name="Standard">carmel, caramel, camel, pack, </text:p>
      <text:p text:style-name="Standard">oaxaca, nulle part, bulle ogier</text:p>
      <text:p text:style-name="Standard"><text:soft-page-break/></text:p>
      <text:p text:style-name="Standard">Most of B incommunicable,</text:p>
      <text:p text:style-name="Standard"><text:s/>and Deiharryyrdre gives me the enzym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n" fo:country="US" style:font-name-asian="Times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598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 turned in reviews of Missing Solouch and Distant Train, as well as of [the Gommoyel and</dc:title>
    <meta:initial-creator>Michael Scharf</meta:initial-creator>
    <meta:creation-date>2010-01-29T23:00:00</meta:creation-date>
    <dc:creator>Michael Scharf</dc:creator>
    <dc:date>2015-03-17T07:20:41</dc:date>
    <meta:editing-cycles>5</meta:editing-cycles>
    <meta:editing-duration>PT39M</meta:editing-duration>
    <meta:document-statistic meta:table-count="0" meta:image-count="0" meta:object-count="0" meta:page-count="2" meta:paragraph-count="42" meta:word-count="323" meta:character-count="1909"/>
    <meta:generator>OpenOffice/4.1.1$Unix OpenOffice.org_project/411m6$Build-9775</meta:generator>
  </office:meta>
</office:document-meta>
</file>